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346in solid #000000"/>
      <style:paragraph-properties fo:text-align="center" fo:margin-left="0in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 table:number-columns-spanned="1" table:number-rows-spanned="2">
            <text:p>A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</table:table-row>
        <table:table-row table:style-name="ro1">
          <table:covered-table-cell table:style-name="ce2"/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" office:value-type="string" table:number-columns-spanned="1" table:number-rows-spanned="3">
            <text:p>B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/>
        </table:table-row>
        <table:table-row table:style-name="ro1">
          <table:covered-table-cell/>
          <table:table-cell table:style-name="ce4" office:value-type="float" office:value="1">
            <text:p>1</text:p>
          </table:table-cell>
          <table:table-cell table:style-name="ce4" office:value-type="float" office:value="9">
            <text:p>9</text:p>
          </table:table-cell>
          <table:table-cell/>
        </table:table-row>
        <table:table-row table:style-name="ro1">
          <table:covered-table-cell/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1" office:value-type="string" table:number-columns-spanned="1" table:number-rows-spanned="2">
            <text:p>Perkalian A x B</text:p>
          </table:table-cell>
          <table:table-cell table:number-matrix-columns-spanned="2" table:number-matrix-rows-spanned="2" table:formula="of:=MMULT([.B2:.D3];[.B6:.C8])" office:value-type="float" office:value="66">
            <text:p>66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covered-table-cell/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8">12/18/2016</text:date>, <text:time>03:4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10:50:11.653041805</meta:creation-date>
    <dc:date>2016-12-18T03:42:29.51</dc:date>
    <meta:editing-duration>PT11H4M22S</meta:editing-duration>
    <meta:editing-cycles>4</meta:editing-cycles>
    <meta:generator>OpenOffice/4.0.1$Win32 OpenOffice.org_project/401m5$Build-9714</meta:generator>
    <meta:document-statistic meta:table-count="1" meta:cell-count="19" meta:object-count="0"/>
  </office:meta>
</office:document-meta>
</file>